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Abyssinica SIL" svg:font-family="'Abyssinica SIL'" style:font-pitch="variable"/>
    <style:font-face style:name="Accanthis ADF Std" svg:font-family="'Accanthis ADF Std'" style:font-pitch="variable"/>
    <style:font-face style:name="aakar" svg:font-family="aakar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12pt" fo:font-weight="normal" officeooo:paragraph-rsid="001311be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text-properties style:font-name="DejaVu Serif" fo:font-size="12pt" fo:font-weight="normal" officeooo:paragraph-rsid="001311be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text-properties style:font-name="DejaVu Serif" fo:font-size="12pt" fo:font-weight="normal" officeooo:rsid="001311be" officeooo:paragraph-rsid="001311be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font-name="DejaVu Serif" fo:font-size="12pt" fo:font-weight="normal" officeooo:rsid="0015a937" officeooo:paragraph-rsid="0015a937" style:font-size-asian="12pt" style:font-weight-asian="normal" style:font-size-complex="12pt" style:font-weight-complex="normal"/>
    </style:style>
    <style:style style:name="T1" style:family="text">
      <style:text-properties officeooo:rsid="001311be"/>
    </style:style>
    <style:style style:name="T2" style:family="text">
      <style:text-properties officeooo:rsid="00140a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 would like to thank the </text:span>Reviewer <text:span text:style-name="T1">for their comments. These are the changes I have made in the manuscript in order to implement their suggestions:</text:span></text:p>
      <text:p text:style-name="P1"/>
      <text:list xml:id="list3711004444" text:style-name="L1">
        <text:list-item>
          <text:p text:style-name="P2"><text:span text:style-name="T1">Added a new paragraph in section 2 <text:s/>called “The shift symmetry”, where I mention <text:s/>the origin of the initial condition for the derivative of θ. In this paragraph I briefly discuss how this can change, and give references to papers on the so-called </text:span>Kinetic Misalignment Mechanism<text:span text:style-name="T1">. </text:span></text:p>
        </text:list-item>
        <text:list-item>
          <text:p text:style-name="P3">The restrictions of the code are <text:span text:style-name="T2">made clearer. They are now </text:span>mentioned in section 4.1. </text:p>
        </text:list-item>
        <text:list-item>
          <text:p text:style-name="P4">At the end of section 3.1.1 (near the top of page 12), I briefly explain what the meaning of local integration errors.</text:p>
        </text:list-item>
        <text:list-item>
          <text:p text:style-name="P4">Corrected several typos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Abyssinica SIL" svg:font-family="'Abyssinica SIL'" style:font-pitch="variable"/>
    <style:font-face style:name="Accanthis ADF Std" svg:font-family="'Accanthis ADF Std'" style:font-pitch="variable"/>
    <style:font-face style:name="aakar" svg:font-family="aakar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06:55:46.781264037</meta:creation-date>
    <dc:date>2022-01-26T07:24:29.189024680</dc:date>
    <meta:editing-duration>PT8M2S</meta:editing-duration>
    <meta:editing-cycles>1</meta:editing-cycles>
    <meta:document-statistic meta:table-count="0" meta:image-count="0" meta:object-count="0" meta:page-count="1" meta:paragraph-count="5" meta:word-count="116" meta:character-count="658" meta:non-whitespace-character-count="547"/>
    <meta:generator>LibreOffice/6.4.7.2$Linux_X86_64 LibreOffice_project/40$Build-2</meta:generator>
  </office:meta>
</office:document-meta>
</file>